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</office:automatic-styles>
  <office:body>
    <office:text text:use-soft-page-breaks="true">
      <text:h text:style-name="P1" text:outline-level="1"><text:bookmark-start text:name="_2nmknnz2tcoo"/><text:bookmark-end text:name="_2nmknnz2tcoo"/>Practical Data Management Guide of $_PROJECT</text:h>
      <text:p text:style-name="Standard">Draft text:</text:p>
      <text:p text:style-name="Standard"/>
      <text:p text:style-name="Standard">The practical guide of data management in $_PROJECT aims at providing a complete walkthrough for the researcher. The contents are customized based on the user input in the Data<text:s/>Management Plant Generator (DMPG). The practices in this guide are<text:s/>customized<text:s/>to fit related legal, ethical, standardization and funding body requirements. The suitable practices will cover all steps of a data management<text:s/>life cycle:</text:p>
      <text:p text:style-name="Standard"/>
      <text:list text:style-name="WWNum2">
        <text:list-item text:start-value="1">
          <text:p text:style-name="P2">Data acquisition:</text:p>
          <text:list text:continue-numbering="true">
            <text:list-item>
              <text:p text:style-name="P3">Data<text:s/>generation</text:p>
            </text:list-item>
            <text:list-item>
              <text:p text:style-name="P4">Data collection</text:p>
            </text:list-item>
            <text:list-item>
              <text:p text:style-name="P5">Data organization</text:p>
            </text:list-item>
          </text:list>
        </text:list-item>
        <text:list-item>
          <text:p text:style-name="P6">Annotation:</text:p>
          <text:list text:continue-numbering="true">
            <text:list-item>
              <text:p text:style-name="P7">Workflow documentation</text:p>
            </text:list-item>
            <text:list-item>
              <text:p text:style-name="P8">Metadata completion</text:p>
            </text:list-item>
          </text:list>
        </text:list-item>
        <text:list-item>
          <text:p text:style-name="P9">Maintenance:</text:p>
          <text:list text:continue-numbering="true">
            <text:list-item>
              <text:p text:style-name="P10">Data storage</text:p>
            </text:list-item>
            <text:list-item>
              <text:p text:style-name="P11">Data curation</text:p>
            </text:list-item>
            <text:list-item>
              <text:p text:style-name="P12">Data qualification</text:p>
            </text:list-item>
          </text:list>
        </text:list-item>
        <text:list-item>
          <text:p text:style-name="P13">Publication</text:p>
          <text:list text:continue-numbering="true">
            <text:list-item>
              <text:p text:style-name="P14">Data publishing</text:p>
            </text:list-item>
            <text:list-item>
              <text:p text:style-name="P15">Data sharing</text:p>
            </text:list-item>
          </text:list>
        </text:list-item>
      </text:list>
      <text:p text:style-name="Standard"/>
      <text:list text:style-name="WWNum1">
        <text:list-item text:start-value="1">
          <text:p text:style-name="P16">Data acquisition:</text:p>
        </text:list-item>
      </text:list>
      <text:p text:style-name="Standard">Data should be generated by a<text:s/>device which is compatible with the<text:s/>open-source<text:s/>format. The $_STUDYOBJECT should be compliant to biodiversity protocols. The protocols used to collect $_PHENOTPIC, $_GENETIC, $_GENOMIC, $_METABOLOMIC, $_RNASEQ data about $_STUDYOBJECT will be stored #if$_DATAPLANT in the assays folder of ARC<text:s/>repositories #endif$_DATAPLANT</text:p>
      <text:p text:style-name="Standard"/>
      <text:p text:style-name="Standard"><text:s/></text:p>
      <text:list text:style-name="WWNum1" text:continue-numbering="true">
        <text:list-item>
          <text:p text:style-name="P17">Annotat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等线" svg:font-family="等线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xiaoran zhou</dc:creator>
    <meta:creation-date>2021-12-06T22:54:00Z</meta:creation-date>
    <dc:date>2021-12-06T22:56:00Z</dc:date>
    <meta:template xlink:href="Normal.dotm" xlink:type="simple"/>
    <meta:editing-cycles>4</meta:editing-cycles>
    <meta:editing-duration>PT0S</meta:editing-duration>
    <meta:document-statistic meta:page-count="1" meta:paragraph-count="2" meta:word-count="161" meta:character-count="1083" meta:row-count="7" meta:non-whitespace-character-count="924"/>
  </office:meta>
</office:document-meta>
</file>